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2898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fc5c00"/>
    </style:style>
    <style:style style:name="T23" style:family="text">
      <style:text-properties fo:color="#00cc00"/>
    </style:style>
    <style:style style:name="T24" style:family="text">
      <style:text-properties fo:color="#cc3300"/>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 absorbent</text:p>
          </table:table-cell>
          <table:table-cell office:value-type="string" calcext:value-type="string">
            <text:p>جذب کار، شرح <text:s/>انجذاب، جاذبی شرح؟ جاذب، <text:s/>جاذبی، جاذب</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ttractor: Great Attractor (physics)</text:p>
          </table:table-cell>
          <table:table-cell office:value-type="string" calcext:value-type="string">
            <text:p>عظیم جالب</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71.8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ouds: nimbostratus clouds, [cumulus clouds]</text:p>
          </table:table-cell>
          <table:table-cell office:value-type="string" calcext:value-type="string">
            <text:p>گھٹائیں، [تودہ ابر]</text:p>
          </table:table-cell>
          <table:table-cell table:number-columns-repeated="1022"/>
        </table:table-row>
        <table:table-row table:style-name="ro1">
          <table:table-cell office:value-type="string" calcext:value-type="string">
            <text:p>cluster: Local super cluster</text:p>
          </table:table-cell>
          <table:table-cell office:value-type="string" calcext:value-type="string">
            <text:p>خوشہ: مقامی عظیم 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tarius</text:p>
          </table:table-cell>
          <table:table-cell office:value-type="string" calcext:value-type="string">
            <text:p>بُرج: دلو، حمل، جوزا، اسد، میزان، <text:span text:style-name="T22">قوس</text:span> <text:span text:style-name="T9">القوس</text:span></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3">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3">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41.901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4">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یا زائد <text:s/>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2">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 {mughal era}</text:p>
          </table:table-cell>
          <table:table-cell office:value-type="string" calcext:value-type="string">
            <text:p>کوس، پرسنگ یا فرسخ</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3">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text:span text:style-name="T9">جملہ</text:span></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force pair</text:p>
          </table:table-cell>
          <table:table-cell office:value-type="string" calcext:value-type="string">
            <text:p>جوڑی قوت</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 galaxy</text:p>
          </table:table-cell>
          <table:table-cell office:value-type="string" calcext:value-type="string">
            <text:p>کہکشانی، کہکشاں</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 newton’s law of gravitation</text:p>
          </table:table-cell>
          <table:table-cell office:value-type="string" calcext:value-type="string">
            <text:p>تجاذب، نیوٹن کا <text:s/>قانون 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2">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3">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3">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3">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3">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ellanic cloud: mini magellanic and large megallanic cloud</text:p>
          </table:table-cell>
          <table:table-cell office:value-type="string" calcext:value-type="string">
            <text:p>سحاب کبیر اور سحاب صغیر</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laysia</text:p>
          </table:table-cell>
          <table:table-cell office:value-type="string" calcext:value-type="string">
            <text:p>ملائیشیا</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3">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3">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3">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n, seer, pao, masha, ruttie, tola, chattak, dhRi</text:p>
          </table:table-cell>
          <table:table-cell office:value-type="string" calcext:value-type="string">
            <text:p>من، سیر، پاو، ماشہ، رتی، تولہ، چھٹانک، دھڑ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3">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 زائد مقصور</text:p>
          </table:table-cell>
          <table:table-cell table:number-columns-repeated="1022"/>
        </table:table-row>
        <table:table-row table:style-name="ro1">
          <table:table-cell office:value-type="string" calcext:value-type="string">
            <text:p>over voltage</text:p>
          </table:table-cell>
          <table:table-cell office:value-type="string" calcext:value-type="string">
            <text:p>زائد برقی دباو</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oxidant, [oxidation], oxidise, oxidised, oxidisable</text:p>
          </table:table-cell>
          <table:table-cell office:value-type="string" calcext:value-type="string">
            <text:p>تکسیدکار، [تکسید]، <text:s/>تکسین کرنا یا تکسید، <text:s/>تکسید کیا ہوا، تکسید پذیر</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force pair</text:p>
          </table:table-cell>
          <table:table-cell office:value-type="string" calcext:value-type="string">
            <text:p>جوڑی، جوڑا، جوڑی قوت</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4">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کو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3">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2">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2">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text:p>
          </table:table-cell>
          <table:table-cell office:value-type="string" calcext:value-type="string">
            <text:p>چیرپھاڑ</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ke (10^8 shakes equal one second)</text:p>
          </table:table-cell>
          <table:table-cell office:value-type="string" calcext:value-type="string">
            <text:p>شیک</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icon</text:p>
          </table:table-cell>
          <table:table-cell table:style-name="ce17" office:value-type="string" calcext:value-type="string">
            <text:p>سلیکان</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ge</text:p>
          </table:table-cell>
          <table:table-cell office:value-type="string" calcext:value-type="string">
            <text:p>اسفنج</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fish</text:p>
          </table:table-cell>
          <table:table-cell office:value-type="string" calcext:value-type="string">
            <text:p>ستارہ ماہی</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massive</text:p>
          </table:table-cell>
          <table:table-cell office:value-type="string" calcext:value-type="string">
            <text:p>بے پناہ کمیتی</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2">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2">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3">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3">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2">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 red dwarf</text:p>
          </table:table-cell>
          <table:table-cell office:value-type="string" calcext:value-type="string">
            <text:p>سفید بالشتیا، <text:s/>سرخ بالشتی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4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6T15:29:34.452888590</dc:date>
    <meta:editing-duration>P127DT15H53M9S</meta:editing-duration>
    <meta:editing-cycles>6078</meta:editing-cycles>
    <meta:generator>LibreOffice/7.3.7.2$Linux_X86_64 LibreOffice_project/30$Build-2</meta:generator>
    <meta:document-statistic meta:table-count="3" meta:cell-count="885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